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Keep Calm Med" svg:font-family="'Keep Calm Me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5612d" officeooo:paragraph-rsid="0015612d"/>
    </style:style>
    <style:style style:name="P2" style:family="paragraph" style:parent-style-name="Standard">
      <style:text-properties officeooo:rsid="0015612d" officeooo:paragraph-rsid="0015612d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urces:<text:span text:style-name="T1"/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Keep Calm Med" svg:font-family="'Keep Calm Me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18:34:57.202000000</meta:creation-date>
    <dc:date>2025-01-16T18:37:04.385000000</dc:date>
    <meta:editing-duration>PT2M7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24.8.4.2$Windows_X86_64 LibreOffice_project/bb3cfa12c7b1bf994ecc5649a80400d06cd71002</meta:generator>
  </office:meta>
</office:document-meta>
</file>